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imes" svg:font-family="Times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Título" style:family="paragraph">
      <style:paragraph-properties fo:text-align="end"/>
      <style:text-properties style:font-name="Times" style:font-name-complex="Arial" fo:language="pt" fo:country="BR"/>
    </style:style>
    <style:style style:name="P3" style:parent-style-name="Título" style:family="paragraph">
      <style:paragraph-properties fo:text-align="end"/>
      <style:text-properties style:font-name="Times" style:font-name-complex="Arial" fo:language="pt" fo:country="BR"/>
    </style:style>
    <style:style style:name="P4" style:parent-style-name="Normal" style:family="paragraph">
      <style:paragraph-properties fo:text-align="justify"/>
      <style:text-properties style:font-name="Times" style:font-name-complex="Arial" fo:language="fr" fo:country="FR"/>
    </style:style>
    <style:style style:name="P5" style:parent-style-name="Título" style:family="paragraph">
      <style:paragraph-properties fo:text-align="end"/>
      <style:text-properties style:font-name="Times" style:font-name-complex="Arial" fo:font-size="14pt" style:font-size-asian="14pt" style:font-size-complex="14pt" fo:language="pt" fo:country="BR"/>
    </style:style>
    <style:style style:name="P6" style:parent-style-name="Título" style:family="paragraph">
      <style:paragraph-properties fo:text-align="justify"/>
      <style:text-properties style:font-name="Times" style:font-name-complex="Arial" fo:font-size="14pt" style:font-size-asian="14pt" style:font-size-complex="14pt" fo:language="pt" fo:country="BR"/>
    </style:style>
    <style:style style:name="P7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8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1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ableColumn12" style:family="table-column">
      <style:table-column-properties style:column-width="3.5208in" style:use-optimal-column-width="false"/>
    </style:style>
    <style:style style:name="TableColumn13" style:family="table-column">
      <style:table-column-properties style:column-width="1.4763in" style:use-optimal-column-width="false"/>
    </style:style>
    <style:style style:name="TableColumn14" style:family="table-column">
      <style:table-column-properties style:column-width="1.0583in" style:use-optimal-column-width="false"/>
    </style:style>
    <style:style style:name="Table11" style:family="table">
      <style:table-properties style:width="6.0555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18" style:family="table-cell">
      <style:table-cell-properties fo:border="0.0069in solid #000000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ParágrafodaLista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7" style:parent-style-name="ParágrafodaLista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8" style:parent-style-name="ParágrafodaLista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29" style:parent-style-name="ParágrafodaLista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3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3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3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3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3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ParágrafodaLista" style:list-style-name="LFO1" style:family="paragraph">
      <style:text-properties style:font-name="Arial" style:font-name-complex="Arial" fo:font-size="12pt" style:font-size-asian="12pt" style:font-size-complex="12pt"/>
    </style:style>
    <style:style style:name="P42" style:parent-style-name="ParágrafodaLista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43" style:parent-style-name="ParágrafodaLista" style:list-style-name="LFO1" style:family="paragraph">
      <style:text-properties style:font-name="Arial" style:font-name-complex="Arial" fo:font-size="12pt" style:font-size-asian="12pt" style:font-size-complex="12pt"/>
    </style:style>
    <style:style style:name="P44" style:parent-style-name="ParágrafodaLista" style:list-style-name="LFO1" style:family="paragraph">
      <style:text-properties style:font-name="Arial" style:font-name-complex="Arial" fo:font-size="12pt" style:font-size-asian="12pt" style:font-size-complex="12pt"/>
    </style:style>
    <style:style style:name="P45" style:parent-style-name="ParágrafodaLista" style:list-style-name="LFO1" style:family="paragraph">
      <style:text-properties style:font-name="Arial" style:font-name-complex="Arial" fo:font-size="12pt" style:font-size-asian="12pt" style:font-size-complex="12pt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4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4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5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5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5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5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5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5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5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ParágrafodaLista" style:list-style-name="LFO3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62" style:parent-style-name="ParágrafodaLista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6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6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ParágrafodaLista" style:list-style-name="LFO3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72" style:parent-style-name="ParágrafodaLista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7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  <style:text-properties style:font-name="Arial" style:font-name-complex="Arial" fo:font-size="12pt" style:font-size-asian="12pt" style:font-size-complex="12pt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ParágrafodaLista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9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9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9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9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ParágrafodaLista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0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0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0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ParágrafodaLista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09" style:parent-style-name="ParágrafodaLista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1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1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1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1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1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ParágrafodaLista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22" style:parent-style-name="ParágrafodaLista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2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2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2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2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2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3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69in solid #000000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ParágrafodaLista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36" style:parent-style-name="ParágrafodaLista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37" style:parent-style-name="ParágrafodaLista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38" style:parent-style-name="ParágrafodaLista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39" style:parent-style-name="ParágrafodaLista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4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4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44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4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4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4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4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4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53" style:family="table-cell">
      <style:table-cell-properties fo:border="0.0069in solid #000000" fo:padding-top="0in" fo:padding-left="0.075in" fo:padding-bottom="0in" fo:padding-right="0.075in"/>
    </style:style>
    <style:style style:name="P154" style:parent-style-name="ParágrafodaLista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5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5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5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60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ParágrafodaLista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68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69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ParágrafodaLista" style:list-style-name="LFO1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177" style:parent-style-name="Normal" style:family="paragraph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<text:tab/><text:tab/><text:tab/><text:tab/><text:tab/><text:tab/><text:tab/><text:tab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tab/><text:tab/><text:tab/></text:p>
      <text:p text:style-name="P2"><text:bookmark-start text:name="_GoBack"/><text:bookmark-end text:name="_GoBack"/>ManSAD</text:p>
      <text:p text:style-name="P3">Incoerências dos Documentos</text:p>
      <text:p text:style-name="P4"/>
      <text:p text:style-name="P5">Versão 1.0</text:p>
      <text:p text:style-name="P6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"><text:bookmark-start text:name="_Toc456600917"/><text:bookmark-start text:name="_Toc456598586"/><text:bookmark-start text:name="_Toc18206537"/>Introdução<text:bookmark-end text:name="_Toc456600917"/><text:bookmark-end text:name="_Toc456598586"/><text:bookmark-end text:name="_Toc18206537"/></text:p>
      <text:p text:style-name="Normal"><text:span text:style-name="T8">Este documento tem a finalidade de informar as incoerências ocorridas nos documentos para toda a equipe.</text:span></text:p>
      <text:p text:style-name="Normal"/>
      <text:p text:style-name="P9"/>
      <text:p text:style-name="P10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Documentos</text:p>
          </table:table-cell>
          <table:table-cell table:style-name="TableCell18">
            <text:p text:style-name="P19">Incoerências</text:p>
          </table:table-cell>
          <table:table-cell table:style-name="TableCell20">
            <text:p text:style-name="P21">Responsável</text:p>
          </table:table-cell>
        </table:table-row>
        <table:table-row table:style-name="TableRow22">
          <table:table-cell table:style-name="TableCell23">
            <text:p text:style-name="P24">MANSAD_GPR_Escopo_1.0</text:p>
          </table:table-cell>
          <table:table-cell table:style-name="TableCell25">
            <text:list text:style-name="LFO1" text:continue-numbering="true">
              <text:list-item>
                <text:p text:style-name="P26">Falta a formatação(tamanho <text:s/>e fonte)</text:p>
              </text:list-item>
              <text:list-item>
                <text:p text:style-name="P27">O documento não está finalizado.</text:p>
              </text:list-item>
              <text:list-item>
                <text:p text:style-name="P28">O documento não está no formato .odt</text:p>
              </text:list-item>
              <text:list-item>
                <text:p text:style-name="P29">O documento não possui introdução</text:p>
              </text:list-item>
            </text:list>
          </table:table-cell>
          <table:table-cell table:style-name="TableCell30">
            <text:p text:style-name="P31"/>
            <text:p text:style-name="P32"/>
            <text:p text:style-name="P33"/>
            <text:p text:style-name="P34"/>
            <text:p text:style-name="P35"/>
            <text:p text:style-name="P36">Artur Pascualote Santos</text:p>
          </table:table-cell>
        </table:table-row>
        <table:table-row table:style-name="TableRow37">
          <table:table-cell table:style-name="TableCell38">
            <text:p text:style-name="P39">MANSAD_GPR_cronograma_1.0</text:p>
          </table:table-cell>
          <table:table-cell table:style-name="TableCell40">
            <text:list text:style-name="LFO1" text:continue-numbering="true">
              <text:list-item>
                <text:p text:style-name="P41">Falta a formatação(tamanho <text:s/>e fonte)</text:p>
              </text:list-item>
              <text:list-item>
                <text:p text:style-name="P42">O documento não está no formato .odt</text:p>
              </text:list-item>
              <text:list-item>
                <text:p text:style-name="P43">O documento<text:s/><text:soft-page-break/>não possui introdução</text:p>
              </text:list-item>
              <text:list-item>
                <text:p text:style-name="P44">O documento não possui cabeçalho</text:p>
              </text:list-item>
              <text:list-item>
                <text:p text:style-name="P45">Não possui nome de responsável</text:p>
              </text:list-item>
            </text:list>
          </table:table-cell>
          <table:table-cell table:style-name="TableCell46">
            <text:p text:style-name="P47"/>
            <text:p text:style-name="P48"/>
            <text:p text:style-name="P49"/>
            <text:p text:style-name="P50"/>
            <text:p text:style-name="P51"/>
            <text:p text:style-name="P52"/>
            <text:p text:style-name="P53"/>
            <text:p text:style-name="P54"/>
            <text:p text:style-name="P55">Inexistente</text:p>
          </table:table-cell>
        </table:table-row>
        <table:table-row table:style-name="TableRow56">
          <table:table-cell table:style-name="TableCell57">
            <text:p text:style-name="P58">MANDAD_GPR_PLGCO</text:p>
            <text:p text:style-name="P59">_plano_de_comunicacao</text:p>
          </table:table-cell>
          <table:table-cell table:style-name="TableCell60">
            <text:list text:style-name="LFO3" text:continue-numbering="true">
              <text:list-item>
                <text:p text:style-name="P61">O rodapé da página não é identificado(O que significa a palavra reservado?)</text:p>
              </text:list-item>
            </text:list>
            <text:p text:style-name="P62"/>
          </table:table-cell>
          <table:table-cell table:style-name="TableCell63">
            <text:p text:style-name="P64"/>
            <text:p text:style-name="P65">Daniella Costa</text:p>
          </table:table-cell>
        </table:table-row>
        <table:table-row table:style-name="TableRow66">
          <table:table-cell table:style-name="TableCell67">
            <text:p text:style-name="P68">MANSAD_GPR_ANVI_analise_de_viabilida</text:p>
            <text:p text:style-name="P69">de</text:p>
          </table:table-cell>
          <table:table-cell table:style-name="TableCell70">
            <text:list text:style-name="LFO3" text:continue-numbering="true">
              <text:list-item>
                <text:p text:style-name="P71">O documento não pode ser aberto.</text:p>
              </text:list-item>
            </text:list>
            <text:list text:style-name="LFO1" text:continue-numbering="true">
              <text:list-item>
                <text:p text:style-name="P72">O documento não está no formato .odt</text:p>
              </text:list-item>
            </text:list>
          </table:table-cell>
          <table:table-cell table:style-name="TableCell73">
            <text:p text:style-name="P74"/>
            <text:p text:style-name="P75">Não foi possível identificar</text:p>
          </table:table-cell>
        </table:table-row>
        <table:table-row table:style-name="TableRow76">
          <table:table-cell table:style-name="TableCell77">
            <text:p text:style-name="P78">MANSAD_GPR_PLCU_plano_de_custo</text:p>
          </table:table-cell>
          <table:table-cell table:style-name="TableCell79">
            <text:p text:style-name="P80">Ok</text:p>
          </table:table-cell>
          <table:table-cell table:style-name="TableCell81">
            <text:p text:style-name="P82">Daniella Costa</text:p>
          </table:table-cell>
        </table:table-row>
        <table:table-row table:style-name="TableRow83">
          <table:table-cell table:style-name="TableCell84">
            <text:p text:style-name="P85">MANSAD_PLGE_plano_de_gerenciamento_de_escopo</text:p>
          </table:table-cell>
          <table:table-cell table:style-name="TableCell86">
            <text:list text:style-name="LFO1" text:continue-numbering="true">
              <text:list-item>
                <text:p text:style-name="P87">O rodapé da página não é identificado(O que significa a palavra reservado?)</text:p>
              </text:list-item>
            </text:list>
          </table:table-cell>
          <table:table-cell table:style-name="TableCell88">
            <text:p text:style-name="P89"/>
            <text:p text:style-name="P90"/>
            <text:p text:style-name="P91"/>
            <text:p text:style-name="P92">Daniella Costa</text:p>
          </table:table-cell>
        </table:table-row>
        <table:table-row table:style-name="TableRow93">
          <table:table-cell table:style-name="TableCell94">
            <text:p text:style-name="P95"/>
            <text:p text:style-name="P96">MANSAD_GPR_PLRI_plano_gerenciamento_riscos</text:p>
          </table:table-cell>
          <table:table-cell table:style-name="TableCell97">
            <text:list text:style-name="LFO1" text:continue-numbering="true">
              <text:list-item>
                <text:p text:style-name="P98">O rodapé da página não é<text:s/><text:soft-page-break/>identificado(O que significa a palavra reservado?)</text:p>
              </text:list-item>
            </text:list>
          </table:table-cell>
          <table:table-cell table:style-name="TableCell99">
            <text:p text:style-name="P100"/>
            <text:p text:style-name="P101"/>
            <text:p text:style-name="P102"/>
            <text:soft-page-break/>
            <text:p text:style-name="P103">Daniella Costa</text:p>
          </table:table-cell>
        </table:table-row>
        <table:table-row table:style-name="TableRow104">
          <table:table-cell table:style-name="TableCell105">
            <text:p text:style-name="P106">MANSAD_GPR_PLTEM_plano_gerenciamento_tempo</text:p>
          </table:table-cell>
          <table:table-cell table:style-name="TableCell107">
            <text:list text:style-name="LFO1" text:continue-numbering="true">
              <text:list-item>
                <text:p text:style-name="P108">O rodapé da página não é identificado(O que significa a palavra reservado?)</text:p>
              </text:list-item>
              <text:list-item>
                <text:p text:style-name="P109">O documento não possui introdução.</text:p>
              </text:list-item>
            </text:list>
          </table:table-cell>
          <table:table-cell table:style-name="TableCell110">
            <text:p text:style-name="P111"/>
            <text:p text:style-name="P112"/>
            <text:p text:style-name="P113"/>
            <text:p text:style-name="P114"/>
            <text:p text:style-name="P115"/>
            <text:p text:style-name="P116">Daniella Costa</text:p>
          </table:table-cell>
        </table:table-row>
        <table:table-row table:style-name="TableRow117">
          <table:table-cell table:style-name="TableCell118">
            <text:p text:style-name="P119">MANSAD_GPR_PLGP_plano_gerenciamento_projeto</text:p>
          </table:table-cell>
          <table:table-cell table:style-name="TableCell120">
            <text:list text:style-name="LFO1" text:continue-numbering="true">
              <text:list-item>
                <text:p text:style-name="P121">O documento possui erros ortográficos em 3 páginas</text:p>
              </text:list-item>
              <text:list-item>
                <text:p text:style-name="P122">O rodapé da página não é identificado(O que significa a palavra reservado?)</text:p>
              </text:list-item>
            </text:list>
          </table:table-cell>
          <table:table-cell table:style-name="TableCell123">
            <text:p text:style-name="P124"/>
            <text:p text:style-name="P125"/>
            <text:p text:style-name="P126"/>
            <text:p text:style-name="P127"/>
            <text:p text:style-name="P128"/>
            <text:p text:style-name="P129"/>
            <text:p text:style-name="P130">Daniella Costa</text:p>
          </table:table-cell>
        </table:table-row>
        <table:table-row table:style-name="TableRow131">
          <table:table-cell table:style-name="TableCell132">
            <text:p text:style-name="P133">MANSAD_GPR_termo_abertura</text:p>
          </table:table-cell>
          <table:table-cell table:style-name="TableCell134">
            <text:list text:style-name="LFO1" text:continue-numbering="true">
              <text:list-item>
                <text:p text:style-name="P135">O documento não possui autor</text:p>
              </text:list-item>
              <text:list-item>
                <text:p text:style-name="P136">O documento não possui versão</text:p>
              </text:list-item>
              <text:list-item>
                <text:p text:style-name="P137">Há erros ortográficos</text:p>
              </text:list-item>
              <text:list-item>
                <text:p text:style-name="P138">No campo<text:s/><text:soft-page-break/>aprovação não há o responsável</text:p>
              </text:list-item>
              <text:list-item>
                <text:p text:style-name="P139">O rodapé da página não é identificado(O que significa a palavra reservado?)</text:p>
              </text:list-item>
            </text:list>
          </table:table-cell>
          <table:table-cell table:style-name="TableCell140">
            <text:p text:style-name="P141"/>
            <text:p text:style-name="P142"/>
            <text:p text:style-name="P143"/>
            <text:p text:style-name="P144"/>
            <text:p text:style-name="P145"/>
            <text:p text:style-name="P146"/>
            <text:p text:style-name="P147"/>
            <text:p text:style-name="P148"/>
            <text:p text:style-name="P149">Não foi possível identificar o responsável</text:p>
          </table:table-cell>
        </table:table-row>
        <table:table-row table:style-name="TableRow150">
          <table:table-cell table:style-name="TableCell151">
            <text:p text:style-name="P152">MANSAD_GRE_ERS_especificacao_de_requisitos</text:p>
          </table:table-cell>
          <table:table-cell table:style-name="TableCell153">
            <text:list text:style-name="LFO1" text:continue-numbering="true">
              <text:list-item>
                <text:p text:style-name="P154">O documento não possui formatação.</text:p>
              </text:list-item>
            </text:list>
          </table:table-cell>
          <table:table-cell table:style-name="TableCell155">
            <text:p text:style-name="P156"/>
            <text:p text:style-name="P157"/>
            <text:p text:style-name="P158"/>
            <text:p text:style-name="P159"/>
            <text:p text:style-name="P160">Ana Cláudia</text:p>
          </table:table-cell>
        </table:table-row>
        <table:table-row table:style-name="TableRow161">
          <table:table-cell table:style-name="TableCell162">
            <text:p text:style-name="P163">MANSAD_GRE_RN_regras_de_negocios_1.0</text:p>
          </table:table-cell>
          <table:table-cell table:style-name="TableCell164">
            <text:list text:style-name="LFO1" text:continue-numbering="true">
              <text:list-item>
                <text:p text:style-name="P165">O documento não possui formatação de fonte e tamanho de acordo com o template</text:p>
              </text:list-item>
            </text:list>
          </table:table-cell>
          <table:table-cell table:style-name="TableCell166">
            <text:p text:style-name="P167"/>
            <text:p text:style-name="P168"/>
            <text:p text:style-name="P169">Emerson José</text:p>
          </table:table-cell>
        </table:table-row>
        <table:table-row table:style-name="TableRow170">
          <table:table-cell table:style-name="TableCell171">
            <text:p text:style-name="P172">ManSAD_GRE_lista_de_requisitos_de_software_para_validacao</text:p>
          </table:table-cell>
          <table:table-cell table:style-name="TableCell173">
            <text:list text:style-name="LFO1" text:continue-numbering="true">
              <text:list-item>
                <text:p text:style-name="P174">OK</text:p>
              </text:list-item>
            </text:list>
          </table:table-cell>
          <table:table-cell table:style-name="TableCell175">
            <text:p text:style-name="P176">Emerson José</text:p>
          </table:table-cell>
        </table:table-row>
      </table:table>
      <text:p text:style-name="P1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imes" svg:font-family="Times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extodebalão" style:display-name="Texto de balã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Título" style:display-name="Título" style:family="paragraph" style:parent-style-name="Normal" style:next-style-name="Normal">
      <style:paragraph-properties fo:widows="0" fo:orphans="0" style:text-autospace="none" fo:text-align="center" fo:margin-bottom="0in" fo:line-height="100%"/>
      <style:text-properties style:font-name="Arial" style:font-name-asian="Times New Roman" style:font-name-complex="Times New Roman" fo:font-weight="bold" style:font-weight-asian="bold" style:font-weight-complex="bold" fo:font-size="18pt" style:font-size-asian="18pt" style:font-size-complex="18pt" fo:language="en" fo:country="US" fo:hyphenate="false"/>
    </style:style>
    <style:style style:name="TítuloChar" style:display-name="Título Char" style:family="text" style:parent-style-name="Fonteparág.padrão">
      <style:text-properties style:font-name="Arial" style:font-name-asian="Times New Roman" style:font-name-complex="Times New Roman" fo:font-weight="bold" style:font-weight-asian="bold" style:font-weight-complex="bold" fo:font-size="18pt" style:font-size-asian="18pt" style:font-size-complex="18pt" fo:language="en" fo:country="US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family="graphic" style:name="a0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header>
        <text:p text:style-name="Cabeçalho"><draw:frame draw:z-index="251659264" draw:style-name="a0" draw:name="Imagem 0" text:anchor-type="paragraph" svg:x="-0.70997in" svg:y="-0.00518in" svg:width="2.64097in" svg:height="0.89583in" style:rel-width="scale" style:rel-height="scale"><draw:image xlink:href="media/image1.jpeg" xlink:type="simple" xlink:show="embed" xlink:actuate="onLoad"/><svg:desc>LOGO2_COREL.jpg</svg:desc></draw:frame><text:tab/><text:tab/><draw:frame draw:style-name="a1" draw:name="Imagem 4" text:anchor-type="as-char" svg:x="0in" svg:y="0in" svg:width="1.22639in" svg:height="0.86944in" style:rel-width="scale" style:rel-height="scale"><draw:image xlink:href="media/image2.png" xlink:type="simple" xlink:show="embed" xlink:actuate="onLoad"/><svg:desc/></draw:frame>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UGUSTO</meta:initial-creator>
    <dc:creator>AUGUSTO</dc:creator>
    <meta:creation-date>2013-09-12T17:19:00Z</meta:creation-date>
    <dc:date>2013-09-12T21:18:00Z</dc:date>
    <meta:template xlink:href="Normal" xlink:type="simple"/>
    <meta:editing-cycles>1</meta:editing-cycles>
    <meta:editing-duration>PT3480S</meta:editing-duration>
    <meta:document-statistic meta:page-count="5" meta:paragraph-count="4" meta:word-count="343" meta:character-count="2196" meta:row-count="15" meta:non-whitespace-character-count="1857"/>
  </office:meta>
</office:document-meta>
</file>